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line-height="150%" fo:text-align="center" style:justify-single-word="false"/>
      <style:text-properties style:font-name="Arial" fo:language="nb" fo:country="NO"/>
    </style:style>
    <style:style style:name="P3" style:family="paragraph" style:parent-style-name="Text_20_body">
      <style:paragraph-properties fo:line-height="150%"/>
      <style:text-properties style:font-name="Arial"/>
    </style:style>
    <style:style style:name="P4" style:family="paragraph" style:parent-style-name="Text_20_body">
      <style:paragraph-properties fo:line-height="150%"/>
      <style:text-properties style:font-name="Arial" fo:font-weight="bold" style:font-weight-asian="bold" style:font-weight-complex="bold"/>
    </style:style>
    <style:style style:name="P5" style:family="paragraph" style:parent-style-name="Text_20_body">
      <style:paragraph-properties fo:line-height="150%"/>
      <style:text-properties fo:language="nb" fo:country="NO"/>
    </style:style>
    <style:style style:name="P6" style:family="paragraph" style:parent-style-name="Text_20_body">
      <style:paragraph-properties fo:line-height="150%" fo:text-align="center" style:justify-single-word="false"/>
      <style:text-properties fo:language="nb" fo:country="NO"/>
    </style:style>
    <style:style style:name="P7" style:family="paragraph" style:parent-style-name="Text_20_body">
      <style:paragraph-properties fo:line-height="150%"/>
    </style:style>
    <style:style style:name="P8" style:family="paragraph" style:parent-style-name="Contents_20_3">
      <style:paragraph-properties fo:line-height="150%"/>
    </style:style>
    <style:style style:name="P9" style:family="paragraph" style:parent-style-name="Heading_20_3">
      <style:paragraph-properties fo:line-height="150%"/>
      <style:text-properties style:font-name="Arial"/>
    </style:style>
    <style:style style:name="P10" style:family="paragraph" style:parent-style-name="Normal">
      <style:paragraph-properties>
        <style:tab-stops>
          <style:tab-stop style:position="17.59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Heading_20_2">
      <style:paragraph-properties fo:line-height="150%"/>
      <style:text-properties fo:language="nb" fo:country="NO"/>
    </style:style>
    <style:style style:name="P13" style:family="paragraph" style:parent-style-name="Heading_20_2">
      <style:paragraph-properties fo:line-height="150%"/>
    </style:style>
    <style:style style:name="P14" style:family="paragraph" style:parent-style-name="Heading_20_2">
      <style:text-properties fo:font-style="normal" style:font-style-asian="normal" style:font-style-complex="normal"/>
    </style:style>
    <style:style style:name="P15" style:family="paragraph" style:parent-style-name="Heading_20_2">
      <style:paragraph-properties fo:line-height="150%"/>
      <style:text-properties style:font-name="Arial" fo:font-style="normal" style:font-style-asian="normal" style:font-style-complex="normal"/>
    </style:style>
    <style:style style:name="P16" style:family="paragraph" style:parent-style-name="Heading_20_2">
      <style:paragraph-properties fo:line-height="150%" fo:break-before="page"/>
    </style:style>
    <style:style style:name="P17" style:family="paragraph" style:parent-style-name="Heading_20_2">
      <style:paragraph-properties fo:margin-top="0.423cm" fo:margin-bottom="0.212cm" fo:keep-with-next="always"/>
      <style:text-properties style:font-name="Arial" fo:font-size="14pt" fo:font-style="normal" style:font-size-asian="14pt" style:font-style-asian="normal" style:font-size-complex="14pt" style:font-style-complex="normal"/>
    </style:style>
    <style:style style:name="P18" style:family="paragraph" style:parent-style-name="Heading_20_1">
      <style:text-properties fo:font-size="14pt" fo:font-style="normal" style:font-size-asian="14pt" style:font-style-asian="normal" style:font-size-complex="14pt" style:font-style-complex="normal"/>
    </style:style>
    <style:style style:name="P19" style:family="paragraph" style:parent-style-name="Heading_20_1" style:list-style-name="">
      <style:paragraph-properties fo:hyphenation-ladder-count="no-limit"/>
      <style:text-properties fo:font-size="14pt" fo:font-style="normal" style:font-size-asian="14pt" style:font-style-asian="normal" style:font-size-complex="14pt" style:font-style-complex="normal" fo:hyphenate="false"/>
    </style:style>
    <style:style style:name="P20" style:family="paragraph" style:parent-style-name="Heading_20_1" style:master-page-name="MP0">
      <style:paragraph-properties fo:line-height="150%" fo:text-align="center" style:justify-single-word="false" style:page-number="auto" fo:break-before="page"/>
      <style:text-properties fo:font-size="16pt" fo:language="nb" fo:country="NO" style:font-size-asian="16pt" style:font-size-complex="16pt"/>
    </style:style>
    <style:style style:name="P21" style:family="paragraph" style:parent-style-name="Heading_20_1">
      <style:paragraph-properties fo:break-before="page"/>
      <style:text-properties fo:font-size="16pt" style:font-size-asian="16pt" style:font-size-complex="16pt"/>
    </style:style>
    <style:style style:name="P22" style:family="paragraph" style:parent-style-name="Heading_20_1">
      <style:paragraph-properties fo:break-before="page"/>
      <style:text-properties fo:font-size="14pt" fo:font-style="normal" style:font-size-asian="14pt" style:font-style-asian="normal" style:font-size-complex="14pt" style:font-style-complex="normal"/>
    </style:style>
    <style:style style:name="P23" style:family="paragraph" style:parent-style-name="Text_20_body" style:list-style-name="L1">
      <style:paragraph-properties fo:line-height="150%"/>
      <style:text-properties style:font-name="Arial"/>
    </style:style>
    <style:style style:name="P24" style:family="paragraph" style:parent-style-name="Text_20_body" style:list-style-name="L2">
      <style:paragraph-properties fo:line-height="150%"/>
      <style:text-properties style:font-name="Arial"/>
    </style:style>
    <style:style style:name="P25" style:family="paragraph" style:parent-style-name="Text_20_body" style:list-style-name="L3">
      <style:paragraph-properties fo:line-height="150%"/>
      <style:text-properties style:font-name="Arial"/>
    </style:style>
    <style:style style:name="P26" style:family="paragraph" style:parent-style-name="Text_20_body" style:list-style-name="L4">
      <style:paragraph-properties fo:line-height="150%"/>
      <style:text-properties style:font-name="Arial"/>
    </style:style>
    <style:style style:name="P27" style:family="paragraph" style:parent-style-name="Text_20_body" style:list-style-name="L5">
      <style:paragraph-properties fo:line-height="150%"/>
      <style:text-properties style:font-name="Arial"/>
    </style:style>
    <style:style style:name="P28" style:family="paragraph" style:parent-style-name="Text_20_body" style:list-style-name="L6">
      <style:paragraph-properties fo:line-height="150%"/>
      <style:text-properties style:font-name="Arial"/>
    </style:style>
    <style:style style:name="P29" style:family="paragraph" style:parent-style-name="Text_20_body" style:list-style-name="L7">
      <style:paragraph-properties fo:line-height="150%"/>
      <style:text-properties style:font-name="Arial"/>
    </style:style>
    <style:style style:name="P30" style:family="paragraph" style:parent-style-name="Text_20_body" style:list-style-name="L8">
      <style:paragraph-properties fo:line-height="150%"/>
      <style:text-properties style:font-name="Arial"/>
    </style:style>
    <style:style style:name="P31" style:family="paragraph" style:parent-style-name="Text_20_body" style:list-style-name="L9">
      <style:paragraph-properties fo:line-height="150%"/>
      <style:text-properties style:font-name="Arial"/>
    </style:style>
    <style:style style:name="P32" style:family="paragraph" style:parent-style-name="Text_20_body" style:list-style-name="L10">
      <style:paragraph-properties fo:line-height="150%"/>
      <style:text-properties style:font-name="Arial"/>
    </style:style>
    <style:style style:name="P33" style:family="paragraph" style:parent-style-name="Text_20_body">
      <style:paragraph-properties fo:line-height="150%"/>
      <style:text-properties style:font-name="Arial" fo:font-style="normal" style:font-style-asian="normal" style:font-style-complex="normal"/>
    </style:style>
    <style:style style:name="T1" style:family="text">
      <style:text-properties style:font-name="Arial"/>
    </style:style>
    <style:style style:name="T2" style:family="text">
      <style:text-properties style:font-name="Arial" fo:language="en" fo:country="US"/>
    </style:style>
    <style:style style:name="T3" style:family="text">
      <style:text-properties style:font-name="Arial" fo:language="en" fo:country="US" fo:font-weight="bold" style:font-weight-asian="bold" style:font-weight-complex="bold"/>
    </style:style>
    <style:style style:name="T4" style:family="text">
      <style:text-properties style:font-name="Arial" fo:font-weight="bold" style:font-weight-asian="bold" style:font-weight-complex="bold"/>
    </style:style>
    <style:style style:name="T5" style:family="text">
      <style:text-properties fo:color="#000000" style:font-name="Arial"/>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Gruppe info for gruppe 3</text:p>
      <text:p text:style-name="P6"/>
      <text:p text:style-name="P6"/>
      <text:p text:style-name="P6"/>
      <text:p text:style-name="P6"/>
      <text:p text:style-name="P6"/>
      <text:p text:style-name="P6"/>
      <text:p text:style-name="P6"/>
      <text:p text:style-name="P2">[Logo]</text:p>
      <text:p text:style-name="P6"/>
      <text:p text:style-name="P12"/>
      <text:p text:style-name="P5"/>
      <text:p text:style-name="P5"/>
      <text:p text:style-name="P5"/>
      <text:p text:style-name="P5"/>
      <text:p text:style-name="P5"/>
      <text:p text:style-name="P5"/>
      <text:p text:style-name="P5"/>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11">Table of Contents</text:p>
          </text:index-title>
          <text:p text:style-name="P10">Gruppe info for gruppe 3<text:tab/>1</text:p>
          <text:p text:style-name="P10">Revision:<text:tab/>3</text:p>
          <text:p text:style-name="P10">Medlemsliste:<text:tab/>4</text:p>
          <text:p text:style-name="P10">Cong Thanh Dao(10517):<text:tab/>4</text:p>
          <text:p text:style-name="P10">Søren Howe Gersager(10430):<text:tab/>4</text:p>
          <text:p text:style-name="P10">Michael Batz Hansen(10791):<text:tab/>4</text:p>
          <text:p text:style-name="P10">Sam Luu Tong(10898):<text:tab/>4</text:p>
          <text:p text:style-name="P10">Nicolaj Quottrup(10754):<text:tab/>5</text:p>
          <text:p text:style-name="P10">Yusuf Tezel(10568):<text:tab/>5</text:p>
          <text:p text:style-name="P10">René Høgh Thomsen(10778):<text:tab/>5</text:p>
          <text:p text:style-name="P10">Forklaring af ansvarsområder:<text:tab/>6</text:p>
          <text:p text:style-name="P10">Reviewere:<text:tab/>6</text:p>
          <text:p text:style-name="P10">Vejleder link:<text:tab/>6</text:p>
          <text:p text:style-name="P10">Logfører:<text:tab/>6</text:p>
          <text:p text:style-name="P10">Grupperums ansvarlig:<text:tab/>7</text:p>
          <text:p text:style-name="P10">Gruppe leder:<text:tab/>7</text:p>
          <text:p text:style-name="P10">Tidsplanlægger:<text:tab/>7</text:p>
        </text:index-body>
      </text:table-of-content>
      <text:p text:style-name="P8"/>
      <text:p text:style-name="P8"/>
      <text:p text:style-name="P13"/>
      <text:p text:style-name="P16">Revision:</text:p>
      <text:p text:style-name="P3">1.0:<text:tab/>11/02 -12:</text:p>
      <text:p text:style-name="P3">Første version med lavet ud fra sidste semester projekt.</text:p>
      <text:p text:style-name="P3">1.1: 16/03 -12:</text:p>
      <text:p text:style-name="P3">Sat roller ind samt lavet kort forklarelse af tidsplanlægger.</text:p>
      <text:h text:style-name="P21" text:outline-level="1">Medlemsliste:</text:h>
      <text:h text:style-name="P14" text:outline-level="2">Cong Thanh Dao(10517):</text:h>
      <text:p text:style-name="P7"><text:span text:style-name="Standardskrifttype_20_i_20_afsnit"><text:span text:style-name="T3">TLF: </text:span></text:span><text:span text:style-name="Standardskrifttype_20_i_20_afsnit"><text:span text:style-name="T2">50125904</text:span></text:span></text:p>
      <text:p text:style-name="P7"><text:span text:style-name="Standardskrifttype_20_i_20_afsnit"><text:span text:style-name="T4">Skype: </text:span></text:span><text:span text:style-name="T1">tdc2k2</text:span></text:p>
      <text:p text:style-name="P4">Ansvarsområde(r):</text:p>
      <text:list xml:id="list35358830" text:style-name="L1">
        <text:list-item>
          <text:p text:style-name="P23">Tidsplanlægger</text:p>
        </text:list-item>
      </text:list>
      <text:p text:style-name="P3"/>
      <text:h text:style-name="P17" text:outline-level="2">Søren Howe Gersager(10430):</text:h>
      <text:p text:style-name="P7"><text:span text:style-name="Standardskrifttype_20_i_20_afsnit"><text:span text:style-name="T4">TLF:</text:span></text:span><text:span text:style-name="T1"> 30269019</text:span></text:p>
      <text:p text:style-name="P7"><text:span text:style-name="Standardskrifttype_20_i_20_afsnit"><text:span text:style-name="T4">Skype:</text:span></text:span><text:span text:style-name="T1"> syrelyre</text:span></text:p>
      <text:p text:style-name="P4">Ansvarsområde(r):</text:p>
      <text:list xml:id="list35382646" text:style-name="L2">
        <text:list-item>
          <text:p text:style-name="P24">Vejleder link</text:p>
        </text:list-item>
      </text:list>
      <text:p text:style-name="P3"/>
      <text:h text:style-name="P14" text:outline-level="2">Michael Batz Hansen(10791):</text:h>
      <text:p text:style-name="P7"><text:span text:style-name="Standardskrifttype_20_i_20_afsnit"><text:span text:style-name="T4">TLF: </text:span></text:span><text:span text:style-name="Standardskrifttype_20_i_20_afsnit"><text:span text:style-name="T5">20763782</text:span></text:span></text:p>
      <text:p text:style-name="P7"><text:span text:style-name="Standardskrifttype_20_i_20_afsnit"><text:span text:style-name="T4">Skype: </text:span></text:span><text:span text:style-name="Standardskrifttype_20_i_20_afsnit"><text:span text:style-name="T5">michaelbatz</text:span></text:span></text:p>
      <text:p text:style-name="P4">Ansvarsområde(r):</text:p>
      <text:list xml:id="list35367276" text:style-name="L3">
        <text:list-item>
          <text:p text:style-name="P25">Backup for Ordfører.</text:p>
        </text:list-item>
      </text:list>
      <text:p text:style-name="P7"/>
      <text:h text:style-name="P14" text:outline-level="2">Sam Luu Tong(10898):</text:h>
      <text:p text:style-name="P7"><text:span text:style-name="Standardskrifttype_20_i_20_afsnit"><text:span text:style-name="T4">TLF:</text:span></text:span><text:span text:style-name="T1"> 23472388</text:span></text:p>
      <text:p text:style-name="P7"><text:span text:style-name="Standardskrifttype_20_i_20_afsnit"><text:span text:style-name="T4">Skype:</text:span></text:span><text:span text:style-name="T1"> sambrothza</text:span></text:p>
      <text:p text:style-name="P7"><text:span text:style-name="Standardskrifttype_20_i_20_afsnit"><text:span text:style-name="T4">Ansvarsområde(r):</text:span></text:span></text:p>
      <text:list xml:id="list35371156" text:style-name="L4">
        <text:list-item>
          <text:p text:style-name="P26">Logfører. (Hvis en af SCRUM artifakterne ikke er tilstrækkelige)</text:p>
        </text:list-item>
      </text:list>
      <text:p text:style-name="P7"><text:soft-page-break/></text:p>
      <text:h text:style-name="P14" text:outline-level="2">Nicolaj Quottrup(10754):</text:h>
      <text:p text:style-name="P7"><text:span text:style-name="Standardskrifttype_20_i_20_afsnit"><text:span text:style-name="T4">TLF: </text:span></text:span><text:span text:style-name="Standardskrifttype_20_i_20_afsnit"><text:span text:style-name="T5">30299024</text:span></text:span></text:p>
      <text:p text:style-name="P7"><text:span text:style-name="Standardskrifttype_20_i_20_afsnit"><text:span text:style-name="T4">Skype: </text:span></text:span><text:span text:style-name="Standardskrifttype_20_i_20_afsnit"><text:span text:style-name="T5">mumlebumletog</text:span></text:span></text:p>
      <text:p text:style-name="P4">Ansvarsområde(r):</text:p>
      <text:list xml:id="list35353973" text:style-name="L5">
        <text:list-item>
          <text:p text:style-name="P27">Ordfører.</text:p>
        </text:list-item>
      </text:list>
      <text:p text:style-name="P3"/>
      <text:h text:style-name="P14" text:outline-level="2">Yusuf Tezel(10568):</text:h>
      <text:p text:style-name="P7"><text:span text:style-name="Standardskrifttype_20_i_20_afsnit"><text:span text:style-name="T4">TLF: </text:span></text:span><text:span text:style-name="Standardskrifttype_20_i_20_afsnit"><text:span text:style-name="T5">31699229</text:span></text:span></text:p>
      <text:p text:style-name="P7"><text:span text:style-name="Standardskrifttype_20_i_20_afsnit"><text:span text:style-name="T4">Skype: </text:span></text:span><text:span text:style-name="T1">yusuf10568</text:span></text:p>
      <text:p text:style-name="P4">Ansvarsområde(r):</text:p>
      <text:list xml:id="list35376507" text:style-name="L6">
        <text:list-item>
          <text:p text:style-name="P28">Grupperums ansvarlig.</text:p>
        </text:list-item>
      </text:list>
      <text:p text:style-name="P7"/>
      <text:h text:style-name="P14" text:outline-level="2">René Høgh Thomsen(10778):</text:h>
      <text:p text:style-name="P7"><text:span text:style-name="Standardskrifttype_20_i_20_afsnit"><text:span text:style-name="T4">TLF: </text:span></text:span><text:span text:style-name="T1">26839607</text:span></text:p>
      <text:p text:style-name="P7"><text:span text:style-name="Standardskrifttype_20_i_20_afsnit"><text:span text:style-name="T4">Skype:</text:span></text:span><text:span text:style-name="T1"> zalizer</text:span></text:p>
      <text:p text:style-name="P4">Ansvarsområde(r):</text:p>
      <text:list xml:id="list35352672" text:style-name="L7">
        <text:list-item>
          <text:p text:style-name="P29">Gruppe leder.</text:p>
        </text:list-item>
      </text:list>
      <text:p text:style-name="P7"/>
      <text:h text:style-name="P18" text:outline-level="1"/>
      <text:h text:style-name="P18" text:outline-level="1"/>
      <text:h text:style-name="P19" text:outline-level="1"/>
      <text:h text:style-name="P22" text:outline-level="1">Forklaring af ansvarsområder:</text:h>
      <text:p text:style-name="P3">Hvis folk synes, der mangler nogle ansvarsområder, eller om der er nogle ansvar, som burde eller ikke burde være under en bestemt ansvarsområde, kan de skrive det ind her eller tage det op til en af gruppe møderne.</text:p>
      <text:p text:style-name="P7"/>
      <text:p text:style-name="P7"/>
      <text:p text:style-name="P7"/>
      <text:p text:style-name="P7"/>
      <text:p text:style-name="P7"/>
      <text:p text:style-name="P7"/>
      <text:h text:style-name="P14" text:outline-level="2">Reviewere:</text:h>
      <text:p text:style-name="P3">Reviewere har til ansvar at holde kontakt med både:</text:p>
      <text:list xml:id="list35373570" text:style-name="L8">
        <text:list-item>
          <text:p text:style-name="P30">Gruppen, der skal reviewes.</text:p>
        </text:list-item>
        <text:list-item>
          <text:p text:style-name="P30">Gruppen, som reviewer os.</text:p>
        </text:list-item>
      </text:list>
      <text:p text:style-name="P3">De står derfor også for at holde de egentlige reviews og tage op resultaterne fra endt review af vores projekt.</text:p>
      <text:h text:style-name="P14" text:outline-level="2">Vejleder link:</text:h>
      <text:p text:style-name="P3">Vejleder linket står for at være 'bottleneck' for mails, der skal sendes til vejlederen, han har også til ansvar at give vejlederen projektfiler, som han skal bruge. </text:p>
      <text:list xml:id="list35368093" text:style-name="L9">
        <text:list-item>
          <text:p text:style-name="P31">At gøre opmærksom på ting som mangler i kravspecifikationen</text:p>
        </text:list-item>
        <text:list-item>
          <text:p text:style-name="P31">At tage op i gruppen, hvis der er noget der skal diskuteres med hensyn til kravspecifikationen</text:p>
        </text:list-item>
      </text:list>
      <text:p text:style-name="P9"/>
      <text:h text:style-name="P14" text:outline-level="2">Logfører:</text:h>
      <text:p text:style-name="P3">Logfører har til ansvar at lave log over projektets fremgang.</text:p>
      <text:p text:style-name="P3"><text:soft-page-break/>Dette indebærer at snakke med gruppens medlemmer om dagens arbejde og derefter lægge dette til loggen.</text:p>
      <text:h text:style-name="P14" text:outline-level="2">Grupperums ansvarlig:</text:h>
      <text:p text:style-name="P3">Grupperums ansvarlig skal sørge for at gruppen har lokaler klar til de faste møde tider. Han står derfor ikke for at have lokaler klar til vejleder og review-møder.</text:p>
      <text:p text:style-name="P3">Han kan enten booke et af grupperummene eller sørge for at finde ud, om der er et almindelig klasse lokale ledigt ved det pågældende møde.</text:p>
      <text:h text:style-name="P14" text:outline-level="2">Gruppe leder:</text:h>
      <text:p text:style-name="P3">Gruppe lederen står for at tage vigtige emner op om projektet, og sørge for at de bliver diskuteret.</text:p>
      <text:p text:style-name="P3">Han står derfor også for løse, i fællesskab med gruppen, eventuelle problemer, der skulle være <text:s/>med projektets fremgang og/eller gruppen.</text:p>
      <text:p text:style-name="P3">Gruppe lederen fungerer også som centraliseringspunkt for gruppens medlemmer, ved at han kan kontaktes om:</text:p>
      <text:list xml:id="list35382022" text:style-name="L10">
        <text:list-item>
          <text:p text:style-name="P32">Ting som folk vil have der skal tages op ved næste møde</text:p>
        </text:list-item>
        <text:list-item>
          <text:p text:style-name="P32">Problemer med hensyn til projektet eller gruppen</text:p>
        </text:list-item>
        <text:list-item>
          <text:p text:style-name="P32">Diskussion af projektet overordnet</text:p>
        </text:list-item>
      </text:list>
      <text:p text:style-name="P3">Han fungerer også for at styre gruppe mødernes gang(Ordstyrer).</text:p>
      <text:p text:style-name="P3"/>
      <text:h text:style-name="P15" text:outline-level="2">Tidsplanlægger:</text:h>
      <text:p text:style-name="P33">Tidsplanlæggeren har til ansvar at lave og opretholde gruppens tidsplan, samt sørge for at folk følger 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 svg:font-family="FreeSans"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a" fo:country="DK"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a" fo:country="DK"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Opstilling" style:family="paragraph" style:parent-style-name="Text_20_body">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7.0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100%" fo:margin-left="0.998cm" fo:margin-right="0cm" fo:margin-top="0cm" fo:margin-bottom="0cm" fo:hyphenation-ladder-count="no-limit" fo:text-indent="0cm" style:auto-text-indent="false">
        <style:tab-stops>
          <style:tab-stop style:position="16.591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Sidehoved" style:family="paragraph" style:parent-style-name="Normal">
      <style:paragraph-properties fo:hyphenation-ladder-count="no-limit">
        <style:tab-stops>
          <style:tab-stop style:position="8.5cm" style:type="center"/>
          <style:tab-stop style:position="17cm" style:type="right"/>
        </style:tab-stops>
      </style:paragraph-properties>
      <style:text-properties style:font-name-complex="Mangal" style:font-size-complex="10.5pt" fo:hyphenate="false"/>
    </style:style>
    <style:style style:name="Sidefod" style:family="paragraph" style:parent-style-name="Normal">
      <style:paragraph-properties fo:hyphenation-ladder-count="no-limit">
        <style:tab-stops>
          <style:tab-stop style:position="8.5cm" style:type="center"/>
          <style:tab-stop style:position="17cm" style:type="right"/>
        </style:tab-stops>
      </style:paragraph-properties>
      <style:text-properties style:font-name-complex="Mangal" style:font-size-complex="10.5pt" fo:hyphenate="false"/>
    </style:style>
    <style:style style:name="Standardskrifttype_20_i_20_afsnit" style:display-name="Standardskrifttype i afsnit" style:family="text"/>
    <style:style style:name="Bullet_20_Symbols" style:display-name="Bullet Symbols" style:family="text">
      <style:text-properties style:font-name="OpenSymbol" style:font-name-asian="OpenSymbol" style:font-name-complex="OpenSymbol"/>
    </style:style>
    <style:style style:name="Sidehoved_20_Tegn" style:display-name="Sidehoved Tegn" style:family="text" style:parent-style-name="Standardskrifttype_20_i_20_afsnit">
      <style:text-properties style:font-name-complex="Mangal" style:font-size-complex="10.5pt"/>
    </style:style>
    <style:style style:name="Sidefod_20_Tegn" style:display-name="Sidefod Tegn" style:family="text" style:parent-style-name="Standardskrifttype_20_i_20_afsnit">
      <style:text-properties style:font-name-complex="Mangal" style:font-size-complex="10.5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2cm" fo:margin-right="2cm" style:writing-mode="lr-tb" style:footnote-max-height="0cm">
        <style:footnote-sep style:width="0.018cm" style:line-style="none" style:adjustment="left" style:rel-width="33%" style:color="#000000"/>
      </style:page-layout-properties>
      <style:header-style>
        <style:header-footer-properties fo:min-height="0.751cm" fo:margin-left="0cm" fo:margin-right="0cm" fo:margin-bottom="0cm" style:dynamic-spacing="true"/>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Version 1.0</text:p>
      </style:header>
      <style:footer>
        <text:p text:style-name="Footer">Gruppe 3<text:tab/><text:tab/>Side <text:page-number text:select-page="current">7</text:page-number> a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meta:initial-creator>René Thomsen</meta:initial-creator>
    <meta:creation-date>2011-08-26T17:11:00Z</meta:creation-date>
    <dc:date>2012-02-16T15:23:24</dc:date>
    <meta:editing-cycles>83</meta:editing-cycles>
    <meta:editing-duration>PT2H6M4S</meta:editing-duration>
    <meta:document-statistic meta:table-count="0" meta:image-count="0" meta:object-count="0" meta:page-count="7" meta:paragraph-count="90" meta:word-count="506" meta:character-count="3232" meta:non-whitespace-character-count="2827"/>
    <meta:template xlink:type="simple" xlink:actuate="onRequest" xlink:title="" xlink:href="Normal"/>
  </office:meta>
</office:document-meta>
</file>